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0972222222222cm" style:use-optimal-column-width="true"/>
    </style:style>
    <style:style style:name="co2" style:family="table-column">
      <style:table-column-properties fo:break-before="auto" style:column-width="3.82763888888889cm" style:use-optimal-column-width="true"/>
    </style:style>
    <style:style style:name="co3" style:family="table-column">
      <style:table-column-properties fo:break-before="auto" style:column-width="10.24819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2222222222222cm" style:use-optimal-column-width="true"/>
    </style:style>
    <style:style style:name="co6" style:family="table-column">
      <style:table-column-properties fo:break-before="auto" style:column-width="2.99861111111111cm" style:use-optimal-column-width="true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3.61597222222222cm" style:use-optimal-column-width="true"/>
    </style:style>
    <style:style style:name="co9" style:family="table-column">
      <style:table-column-properties fo:break-before="auto" style:column-width="3.40430555555556cm" style:use-optimal-column-width="true"/>
    </style:style>
    <style:style style:name="co10" style:family="table-column">
      <style:table-column-properties fo:break-before="auto" style:column-width="1.78152777777778cm" style:use-optimal-column-width="true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5.52097222222222cm" style:use-optimal-column-width="true"/>
    </style:style>
    <style:style style:name="co13" style:family="table-column">
      <style:table-column-properties fo:break-before="auto" style:column-width="16.5981944444444cm" style:use-optimal-column-width="true"/>
    </style:style>
    <style:style style:name="co14" style:family="table-column">
      <style:table-column-properties fo:break-before="auto" style:column-width="9.8425cm" style:use-optimal-column-width="true"/>
    </style:style>
    <style:style style:name="co15" style:family="table-column">
      <style:table-column-properties fo:break-before="auto" style:column-width="2.89277777777778cm" style:use-optimal-column-width="true"/>
    </style:style>
    <style:style style:name="co16" style:family="table-column">
      <style:table-column-properties fo:break-before="auto" style:column-width="3.15736111111111cm" style:use-optimal-column-width="true"/>
    </style:style>
    <style:style style:name="co17" style:family="table-column">
      <style:table-column-properties fo:break-before="auto" style:column-width="3.19263888888889cm" style:use-optimal-column-width="true"/>
    </style:style>
    <style:style style:name="co18" style:family="table-column">
      <style:table-column-properties fo:break-before="auto" style:column-width="4.70958333333333cm" style:use-optimal-column-width="true"/>
    </style:style>
    <style:style style:name="co19" style:family="table-column">
      <style:table-column-properties fo:break-before="auto" style:column-width="2.96333333333333cm" style:use-optimal-column-width="true"/>
    </style:style>
    <style:style style:name="co20" style:family="table-column">
      <style:table-column-properties fo:break-before="auto" style:column-width="3.59833333333333cm" style:use-optimal-column-width="true"/>
    </style:style>
    <style:style style:name="co21" style:family="table-column">
      <style:table-column-properties fo:break-before="auto" style:column-width="2.20486111111111cm" style:use-optimal-column-width="true"/>
    </style:style>
    <style:style style:name="co22" style:family="table-column">
      <style:table-column-properties fo:break-before="auto" style:column-width="2.43416666666667cm" style:use-optimal-column-width="true"/>
    </style:style>
    <style:style style:name="co23" style:family="table-column">
      <style:table-column-properties fo:break-before="auto" style:column-width="3.03388888888889cm" style:use-optimal-column-width="true"/>
    </style:style>
    <style:style style:name="co24" style:family="table-column">
      <style:table-column-properties fo:break-before="auto" style:column-width="3.43958333333333cm" style:use-optimal-column-width="true"/>
    </style:style>
    <style:style style:name="co25" style:family="table-column">
      <style:table-column-properties fo:break-before="auto" style:column-width="2.75166666666667cm" style:use-optimal-column-width="true"/>
    </style:style>
    <style:style style:name="co26" style:family="table-column">
      <style:table-column-properties fo:break-before="auto" style:column-width="15.0988888888889cm" style:use-optimal-column-width="true"/>
    </style:style>
    <style:style style:name="co27" style:family="table-column">
      <style:table-column-properties fo:break-before="auto" style:column-width="3.22791666666667cm" style:use-optimal-column-width="true"/>
    </style:style>
    <style:style style:name="co28" style:family="table-column">
      <style:table-column-properties fo:break-before="auto" style:column-width="4.85069444444444cm"/>
    </style:style>
    <style:style style:name="co29" style:family="table-column">
      <style:table-column-properties fo:break-before="auto" style:column-width="3.10444444444444cm" style:use-optimal-column-width="true"/>
    </style:style>
    <style:style style:name="co30" style:family="table-column">
      <style:table-column-properties fo:break-before="auto" style:column-width="1.94027777777778cm" style:use-optimal-column-width="true"/>
    </style:style>
    <style:style style:name="co31" style:family="table-column">
      <style:table-column-properties fo:break-before="auto" style:column-width="1.97555555555556cm" style:use-optimal-column-width="true"/>
    </style:style>
    <style:style style:name="co32" style:family="table-column">
      <style:table-column-properties fo:break-before="auto" style:column-width="7.07319444444444cm" style:use-optimal-column-width="true"/>
    </style:style>
    <style:style style:name="co33" style:family="table-column">
      <style:table-column-properties fo:break-before="auto" style:column-width="5.90902777777778cm" style:use-optimal-column-width="true"/>
    </style:style>
    <style:style style:name="co34" style:family="table-column">
      <style:table-column-properties fo:break-before="auto" style:column-width="5.37986111111111cm" style:use-optimal-column-width="true"/>
    </style:style>
    <style:style style:name="co35" style:family="table-column">
      <style:table-column-properties fo:break-before="auto" style:column-width="2.8575cm" style:use-optimal-column-width="true"/>
    </style:style>
    <style:style style:name="co36" style:family="table-column">
      <style:table-column-properties fo:break-before="auto" style:column-width="3.91583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.B2">
          <table:help-message table:display="true"/>
          <table:error-message table:display="true"/>
        </table:content-validation>
        <table:content-validation table:name="val2" table:condition="of:cell-content-is-in-list([data_validation.$B$2:.$B$15])" table:base-cell-address="stone_wall.E2">
          <table:help-message table:display="true"/>
          <table:error-message table:display="true"/>
        </table:content-validation>
        <table:content-validation table:name="val3" table:condition="of:cell-content-is-in-list([data_validation.$C$2:.$C$15])" table:base-cell-address="stone_wall.G2">
          <table:help-message table:display="true"/>
          <table:error-message table:display="true"/>
        </table:content-validation>
        <table:content-validation table:name="val4" table:condition="of:cell-content-is-in-list([data_validation.$D$2:.$D$10])" table:base-cell-address="stone_wall.H2">
          <table:help-message table:display="true"/>
          <table:error-message table:display="true"/>
        </table:content-validation>
        <table:content-validation table:name="val5" table:condition="of:cell-content-is-in-list([data_validation.$E$2:.$E$6])" table:base-cell-address="stone_wall.I2">
          <table:help-message table:display="true"/>
          <table:error-message table:display="true"/>
        </table:content-validation>
        <table:content-validation table:name="val6" table:condition="of:cell-content-is-in-list([data_validation.$F$2:.$F$10])" table:base-cell-address="stone_wall.Q2">
          <table:help-message table:display="true"/>
          <table:error-message table:display="true"/>
        </table:content-validation>
        <table:content-validation table:name="val7" table:condition="of:cell-content-is-in-list([data_validation.$G$2:.$G$7])" table:base-cell-address="stone_wall.T2">
          <table:help-message table:display="true"/>
          <table:error-message table:display="true"/>
        </table:content-validation>
        <table:content-validation table:name="val8" table:condition="of:cell-content-is-in-list([data_validation.$H$2:.$H$10])" table:base-cell-address="stone_wall.U2">
          <table:help-message table:display="true"/>
          <table:error-message table:display="true"/>
        </table:content-validation>
        <table:content-validation table:name="val9" table:condition="of:cell-content-is-in-list([data_validation.$H$2:.$H$10])" table:base-cell-address="roof_wood_beam.U2">
          <table:help-message table:display="true"/>
          <table:error-message table:display="true"/>
        </table:content-validation>
        <table:content-validation table:name="val10" table:condition="of:cell-content-is-in-list([data_validation.$G$2:.$G$7])" table:base-cell-address="roof_wood_beam.T2">
          <table:help-message table:display="true"/>
          <table:error-message table:display="true"/>
        </table:content-validation>
        <table:content-validation table:name="val11" table:condition="of:cell-content-is-in-list([data_validation.$F$2:.$F$10])" table:base-cell-address="roof_wood_beam.Q2">
          <table:help-message table:display="true"/>
          <table:error-message table:display="true"/>
        </table:content-validation>
        <table:content-validation table:name="val12" table:condition="of:cell-content-is-in-list([data_validation.$E$2:.$E$6])" table:base-cell-address="roof_wood_beam.I2">
          <table:help-message table:display="true"/>
          <table:error-message table:display="true"/>
        </table:content-validation>
        <table:content-validation table:name="val13" table:condition="of:cell-content-is-in-list([data_validation.$D$2:.$D$10])" table:base-cell-address="roof_wood_beam.H2">
          <table:help-message table:display="true"/>
          <table:error-message table:display="true"/>
        </table:content-validation>
        <table:content-validation table:name="val14" table:condition="of:cell-content-is-in-list([data_validation.$C$2:.$C$15])" table:base-cell-address="roof_wood_beam.G2">
          <table:help-message table:display="true"/>
          <table:error-message table:display="true"/>
        </table:content-validation>
        <table:content-validation table:name="val15" table:condition="of:cell-content-is-in-list([data_validation.$B$2:.$B$15])" table:base-cell-address="roof_wood_beam.E2">
          <table:help-message table:display="true"/>
          <table:error-message table:display="true"/>
        </table:content-validation>
        <table:content-validation table:name="val16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7" table:condition="of:cell-content-is-in-list([data_validation.$F$2:.$F$10])" table:base-cell-address="strip_footing.Q2">
          <table:help-message table:display="true"/>
          <table:error-message table:display="true"/>
        </table:content-validation>
        <table:content-validation table:name="val18" table:condition="of:cell-content-is-in-list([data_validation.$H$2:.$H$10])" table:base-cell-address="strip_footing.U3">
          <table:help-message table:display="true"/>
          <table:error-message table:display="true"/>
        </table:content-validation>
        <table:content-validation table:name="val19" table:condition="of:cell-content-is-in-list([data_validation.$G$2:.$G$7])" table:base-cell-address="strip_footing.T3">
          <table:help-message table:display="true"/>
          <table:error-message table:display="true"/>
        </table:content-validation>
        <table:content-validation table:name="val20" table:condition="of:cell-content-is-in-list([data_validation.$E$2:.$E$6])" table:base-cell-address="strip_footing.I2">
          <table:help-message table:display="true"/>
          <table:error-message table:display="true"/>
        </table:content-validation>
        <table:content-validation table:name="val21" table:condition="of:cell-content-is-in-list([data_validation.$C$2:.$C$15])" table:base-cell-address="strip_footing.G2">
          <table:help-message table:display="true"/>
          <table:error-message table:display="true"/>
        </table:content-validation>
        <table:content-validation table:name="val22" table:condition="of:cell-content-is-in-list([data_validation.$B$2:.$B$15])" table:base-cell-address="strip_footing.E2">
          <table:help-message table:display="true"/>
          <table:error-message table:display="true"/>
        </table:content-validation>
        <table:content-validation table:name="val23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24" table:condition="of:cell-content-is-in-list([data_validation.$D$2:.$D$10])" table:base-cell-address="strip_footing.H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Stone Wall, Roof Wood Beam, Strip Footing, Beam Sho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the human label typed from UF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as written (e.g., 55 MPa, ≤ 7.5%, 2 h, polish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one of =, ≥, ≤, range, e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numeric or canonical form (e.g., 55, 7.5, 2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canonical unit (<text:span text:style-name="T2">MPa</text:span>,<text:s/><text:span text:style-name="T2">%</text:span>,<text:s/><text:span text:style-name="T2">h</text:span>,<text:s/><text:span text:style-name="T2">mm</text:span>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concerned_entity</text:p>
          </table:table-cell>
          <table:table-cell office:value-type="string" table:style-name="ce1">
            <text:p>controlled list: Instance | Type |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TRUE/FALSE (from PSD lookup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e.g., Pset_WallCommon, Pset_MaterialConcrete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e.g., FireRating, CompressiveStrength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enriched_pset_name</text:p>
          </table:table-cell>
          <table:table-cell office:value-type="string" table:style-name="ce1">
            <text:p>if no IFC slot, e.g., Pset_MaterialStoneExtend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bsdd_property_uri</text:p>
          </table:table-cell>
          <table:table-cell office:value-type="string" table:style-name="ce1">
            <text:p>the semantic anch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bsdd_label</text:p>
          </table:table-cell>
          <table:table-cell office:value-type="string" table:style-name="ce1">
            <text:p>display label from bSDD (equivalent to ifc_property_nam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sdd_dictionary_code</text:p>
          </table:table-cell>
          <table:table-cell office:value-type="string" table:style-name="ce1">
            <text:p>e.g., bsDD-… (supports versioning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bsdd_version</text:p>
          </table:table-cell>
          <table:table-cell office:value-type="string" table:style-name="ce1">
            <text:p>dictionary version/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e.g., UFGS 04 20 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e.g.,<text:s/><text:span text:style-name="T2">§2.1.4</text:span><text:s/>or page/paragrap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the standard which commends the value to comply wi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0 - 1 (1.0 = High, 0.7 = Medium, 0.4 = Low) or Low/Med/Hig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override IFC, Add to Enriched Pset, 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 text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data_validation" table:style-name="ta1"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3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3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3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UFGS 06 10 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si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/cm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stone_wall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6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6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concerned_entity</text:p>
          </table:table-cell>
          <table:table-cell office:value-type="string" table:style-name="ce6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6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7">
            <text:p>value_standard</text:p>
          </table:table-cell>
          <table:table-cell office:value-type="string" table:style-name="ce6">
            <text:p>mapping_confidence</text:p>
          </table:table-cell>
          <table:table-cell office:value-type="string" table:style-name="ce6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≤ 7.5 %</text:p>
          </table:table-cell>
          <table:table-cell office:value-type="string" table:content-validation-name="val2" table:style-name="ce1">
            <text:p>≤</text:p>
          </table:table-cell>
          <table:table-cell office:value-type="float" office:value="7.5" table:style-name="ce4">
            <text:p>7.5</text:p>
          </table:table-cell>
          <table:table-cell office:value-type="string" table:content-validation-name="val3" table:style-name="ce1">
            <text:p>%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bulk specific gravity</text:p>
          </table:table-cell>
          <table:table-cell office:value-type="string" table:style-name="ce1">
            <text:p>≥ 2.16 g/cm³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2.16" table:style-name="ce4">
            <text:p>2.16</text:p>
          </table:table-cell>
          <table:table-cell office:value-type="string" table:content-validation-name="val3" table:style-name="ce1">
            <text:p>g/cm³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modulus of rupture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4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4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weathering classification</text:p>
          </table:table-cell>
          <table:table-cell office:value-type="string" table:style-name="ce3">
            <text:p>= suitable for exterior use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4">
            <text:p>suitable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568 / C61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resistance to freezing and thawing</text:p>
          </table:table-cell>
          <table:table-cell office:value-type="string" table:style-name="ce3">
            <text:p>= pas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4">
            <text:p>pass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66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joint thickness</text:p>
          </table:table-cell>
          <table:table-cell office:value-type="string" table:style-name="ce1">
            <text:p>= 6–10 mm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5">
            <text:p>6-10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sonryWall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3.3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inish</text:p>
          </table:table-cell>
          <table:table-cell office:value-type="string" table:style-name="ce3">
            <text:p>= smooth machine finish free of tool marks; 4-cut finish (treads); 6-cut finish or equivalent (other surfaces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4">
            <text:p>{smooth machine, 4-cut, 6-cut, equivalent, free of tool marks}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office:value-type="boolean" office:boolean-value="true" table:content-validation-name="val5" table:style-name="ce1">
            <text:p>TRUE</text:p>
          </table:table-cell>
          <table:table-cell office:value-type="string" table:style-name="ce1">
            <text:p>Pset_WallCommon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roof_wood_beam" table:style-name="ta1"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27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6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6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concerned_entity</text:p>
          </table:table-cell>
          <table:table-cell office:value-type="string" table:style-name="ce6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6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7">
            <text:p>value_standard</text:p>
          </table:table-cell>
          <table:table-cell office:value-type="string" table:style-name="ce6">
            <text:p>mapping_confidence</text:p>
          </table:table-cell>
          <table:table-cell office:value-type="string" table:style-name="ce6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douglas fir-larch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douglas fir-larch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No.1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No.1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moisture content</text:p>
          </table:table-cell>
          <table:table-cell office:value-type="string" table:style-name="ce1">
            <text:p>≤ 19%</text:p>
          </table:table-cell>
          <table:table-cell office:value-type="string" table:content-validation-name="val15" table:style-name="ce1">
            <text:p>≤</text:p>
          </table:table-cell>
          <table:table-cell office:value-type="float" office:value="19" table:style-name="ce4">
            <text:p>19</text:p>
          </table:table-cell>
          <table:table-cell office:value-type="string" table:content-validation-name="val14" table:style-name="ce1">
            <text:p>%</text:p>
          </table:table-cell>
          <table:table-cell office:value-type="string" table:content-validation-name="val13" table:style-name="ce1">
            <text:p>Material</text:p>
          </table:table-cell>
          <table:table-cell office:value-type="boolean" office:boolean-value="true" table:content-validation-name="val12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MoistureContent</text:p>
          </table:table-cell>
          <table:table-cell table:number-columns-repeated="5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fire retardant treatment</text:p>
          </table:table-cell>
          <table:table-cell office:value-type="string" table:style-name="ce1">
            <text:p>Pass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STM E84</text:p>
          </table:table-cell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preservative treatment</text:p>
          </table:table-cell>
          <table:table-cell office:value-type="string" table:style-name="ce3">
            <text:p>CCA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4">
            <text:p>CCA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WPA U1</text:p>
          </table:table-cell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straightness tolerance</text:p>
          </table:table-cell>
          <table:table-cell office:value-type="string" table:style-name="ce1">
            <text:p>Lumber shall be free from bow, crook, twist, and cup in excess of grading rules.</text:p>
          </table:table-cell>
          <table:table-cell office:value-type="string" table:content-validation-name="val15" table:style-name="ce1">
            <text:p>enum</text:p>
          </table:table-cell>
          <table:table-cell office:value-type="string" table:style-name="ce5">
            <text:p>{"bow_mm_per_2.4m": 6, "crook_mm_per_2.4m": 6, "twist_mm_per_25mm_width_per_2.4m": 6}</text:p>
          </table:table-cell>
          <table:table-cell table:content-validation-name="val14" table:style-name="ce1"/>
          <table:table-cell office:value-type="string" table:content-validation-name="val13" table:style-name="ce1">
            <text:p>Type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office:value-type="string" table:style-name="ce1">
            <text:p>WWPA / NLGA</text:p>
          </table:table-cell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bending strength</text:p>
          </table:table-cell>
          <table:table-cell office:value-type="string" table:style-name="ce3">
            <text:p>11.0 Mpa</text:p>
          </table:table-cell>
          <table:table-cell office:value-type="string" table:content-validation-name="val15" table:style-name="ce1">
            <text:p>=</text:p>
          </table:table-cell>
          <table:table-cell office:value-type="float" office:value="11" table:style-name="ce4">
            <text:p>11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office:value-type="boolean" office:boolean-value="true" table:content-validation-name="val12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BendingStrength</text:p>
          </table:table-cell>
          <table:table-cell table:number-columns-repeated="5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elastic modulus</text:p>
          </table:table-cell>
          <table:table-cell office:value-type="string" table:style-name="ce1">
            <text:p>12,400 Mpa</text:p>
          </table:table-cell>
          <table:table-cell office:value-type="string" table:content-validation-name="val15" table:style-name="ce1">
            <text:p>=</text:p>
          </table:table-cell>
          <table:table-cell office:value-type="float" office:value="12400" table:style-name="ce8">
            <text:p>12,400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office:value-type="boolean" office:boolean-value="true" table:content-validation-name="val12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YoungModulus</text:p>
          </table:table-cell>
          <table:table-cell table:number-columns-repeated="5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0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bearing length</text:p>
          </table:table-cell>
          <table:table-cell office:value-type="string" table:style-name="ce1">
            <text:p>≥ 90 mm</text:p>
          </table:table-cell>
          <table:table-cell office:value-type="string" table:content-validation-name="val15" table:style-name="ce1">
            <text:p>≥</text:p>
          </table:table-cell>
          <table:table-cell office:value-type="float" office:value="90" table:style-name="ce4">
            <text:p>90</text:p>
          </table:table-cell>
          <table:table-cell office:value-type="string" table:content-validation-name="val14" table:style-name="ce1">
            <text:p>mm</text:p>
          </table:table-cell>
          <table:table-cell office:value-type="string" table:content-validation-name="val13" table:style-name="ce1">
            <text:p>Type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1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style-name="ce1">
            <text:p>spacing (on center)</text:p>
          </table:table-cell>
          <table:table-cell office:value-type="string" table:style-name="ce1">
            <text:p>600 mm</text:p>
          </table:table-cell>
          <table:table-cell office:value-type="string" table:content-validation-name="val15" table:style-name="ce1">
            <text:p>=</text:p>
          </table:table-cell>
          <table:table-cell office:value-type="float" office:value="600" table:style-name="ce4">
            <text:p>600</text:p>
          </table:table-cell>
          <table:table-cell office:value-type="string" table:content-validation-name="val14" table:style-name="ce1">
            <text:p>mm</text:p>
          </table:table-cell>
          <table:table-cell office:value-type="string" table:content-validation-name="val13" table:style-name="ce1">
            <text:p>Type</text:p>
          </table:table-cell>
          <table:table-cell office:value-type="boolean" office:boolean-value="false" table:content-validation-name="val1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SystemExtended</text:p>
          </table:table-cell>
          <table:table-cell table:number-columns-repeated="4" table:style-name="ce1"/>
          <table:table-cell office:value-type="string" table:content-validation-name="val11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0" table:style-name="ce1"/>
          <table:table-cell table:content-validation-name="val9" table:style-name="ce1"/>
          <table:table-cell table:number-columns-repeated="1636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rip_footing" table:style-name="ta1">
        <table:table-column table:style-name="co3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6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6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concerned_entity</text:p>
          </table:table-cell>
          <table:table-cell office:value-type="string" table:style-name="ce6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6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7">
            <text:p>value_standard</text:p>
          </table:table-cell>
          <table:table-cell office:value-type="string" table:style-name="ce6">
            <text:p>mapping_confidence</text:p>
          </table:table-cell>
          <table:table-cell office:value-type="string" table:style-name="ce6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compressive strength</text:p>
          </table:table-cell>
          <table:table-cell office:value-type="string" table:style-name="ce1">
            <text:p>28 MPa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8" table:style-name="ce9">
            <text:p>28</text:p>
          </table:table-cell>
          <table:table-cell office:value-type="string" table:content-validation-name="val21" table:style-name="ce1">
            <text:p>MPa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1">
            <text:p>Pset_ConcreteCommon</text:p>
          </table:table-cell>
          <table:table-cell office:value-type="string" table:style-name="ce11">
            <text:p>CompressiveStrength</text:p>
          </table:table-cell>
          <table:table-cell table:style-name="ce11"/>
          <table:table-cell table:number-columns-repeated="4" table:style-name="ce7"/>
          <table:table-cell office:value-type="string" table:content-validation-name="val17" table:style-name="ce1">
            <text:p>UFGS 03 30 01</text:p>
          </table:table-cell>
          <table:table-cell office:value-type="string" table:style-name="ce1">
            <text:p>§2.5.1, §3.14.3.4</text:p>
          </table:table-cell>
          <table:table-cell office:value-type="string" table:style-name="ce1">
            <text:p>ASTM C39</text:p>
          </table:table-cell>
          <table:table-cell table:number-columns-repeated="22" table:style-name="ce7"/>
          <table:table-cell table:number-columns-repeated="16343" table:style-name="ce2"/>
        </table:table-row>
        <table:table-row table:style-name="ro1">
          <table:table-cell office:value-type="string" table:style-name="ce1">
            <text:p>footing_002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slump</text:p>
          </table:table-cell>
          <table:table-cell office:value-type="string" table:style-name="ce1">
            <text:p>75 ± 25 mm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75 ± 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1">
            <text:p>Pset_ConcreteCommon</text:p>
          </table:table-cell>
          <table:table-cell office:value-type="string" table:style-name="ce11">
            <text:p>Slump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14.3.1</text:p>
          </table:table-cell>
          <table:table-cell office:value-type="string" table:style-name="ce1">
            <text:p>ASTM C14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water cement ratio</text:p>
          </table:table-cell>
          <table:table-cell office:value-type="float" office:value="0.45" table:style-name="ce4">
            <text:p>0.45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0.45" table:style-name="ce4">
            <text:p>0.45</text:p>
          </table:table-cell>
          <table:table-cell office:value-type="string" table:content-validation-name="val21" table:style-name="ce1">
            <text:p>w/c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5.2.6</text:p>
          </table:table-cell>
          <table:table-cell office:value-type="string" table:style-name="ce1">
            <text:p>ACI 211.1, ACI 211.2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nominal maximum aggregate size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25" table:style-name="ce4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3.3.1</text:p>
          </table:table-cell>
          <table:table-cell office:value-type="string" table:style-name="ce1">
            <text:p>ASTM C3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rebar grade</text:p>
          </table:table-cell>
          <table:table-cell office:value-type="string" table:style-name="ce3">
            <text:p>grade 60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4">
            <text:p>grade 60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Grad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rebar coating</text:p>
          </table:table-cell>
          <table:table-cell office:value-type="string" table:style-name="ce1">
            <text:p>uncoated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5">
            <text:p>uncoated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CoatingTyp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.1, §2.6.1.4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concrete cover to rebar</text:p>
          </table:table-cell>
          <table:table-cell office:value-type="string" table:style-name="ce3">
            <text:p>≥ 75 mm</text:p>
          </table:table-cell>
          <table:table-cell office:value-type="string" table:content-validation-name="val22" table:style-name="ce1">
            <text:p>≥</text:p>
          </table:table-cell>
          <table:table-cell office:value-type="float" office:value="75" table:style-name="ce4">
            <text:p>7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ementBarCoverRequirements</text:p>
          </table:table-cell>
          <table:table-cell office:value-type="string" table:style-name="ce1">
            <text:p>ReinforcementCover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5.12</text:p>
          </table:table-cell>
          <table:table-cell office:value-type="string" table:style-name="ce1">
            <text:p>ACI 318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dimensional tolerances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5" table:style-name="ce8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Footing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3.8</text:p>
          </table:table-cell>
          <table:table-cell office:value-type="string" table:style-name="ce1">
            <text:p>ACI 117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0">
            <text:p>surface finish</text:p>
          </table:table-cell>
          <table:table-cell office:value-type="string" table:style-name="ce1">
            <text:p>standard smooth finish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standard smooth finish</text:p>
          </table:table-cell>
          <table:table-cell table:content-validation-name="val21" table:style-name="ce1"/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ConcreteElementGeneral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9.3.3</text:p>
          </table:table-cell>
          <table:table-cell office:value-type="string" table:style-name="ce1">
            <text:p>ACI 301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table:number-columns-repeated="16"/>
          <table:table-cell table:content-validation-name="val17" table:style-name="ce1"/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enoit Loze</meta:initial-creator>
    <dc:creator>Benoit Loze</dc:creator>
    <meta:creation-date>2025-09-17T10:24:26Z</meta:creation-date>
    <dc:date>2025-09-17T15:16:36Z</dc:date>
  </office:meta>
</office:document-meta>
</file>